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ing_20_4">
      <style:text-properties officeooo:rsid="00139fbd" officeooo:paragraph-rsid="00139fbd"/>
    </style:style>
    <style:style style:name="P2" style:family="paragraph" style:parent-style-name="Heading_20_4">
      <style:text-properties officeooo:rsid="0017d3ee" officeooo:paragraph-rsid="0017d3ee"/>
    </style:style>
    <style:style style:name="P3" style:family="paragraph" style:parent-style-name="Heading_20_4">
      <style:text-properties officeooo:rsid="001f33c9" officeooo:paragraph-rsid="001f33c9"/>
    </style:style>
    <style:style style:name="P4" style:family="paragraph" style:parent-style-name="Text_20_body">
      <style:text-properties officeooo:rsid="000e31dd"/>
    </style:style>
    <style:style style:name="P5" style:family="paragraph" style:parent-style-name="Text_20_body">
      <style:text-properties officeooo:rsid="000e31dd" officeooo:paragraph-rsid="000e31dd"/>
    </style:style>
    <style:style style:name="P6" style:family="paragraph" style:parent-style-name="Text_20_body">
      <style:text-properties officeooo:rsid="000e31dd" officeooo:paragraph-rsid="0010cfbe"/>
    </style:style>
    <style:style style:name="P7" style:family="paragraph" style:parent-style-name="Text_20_body">
      <style:text-properties officeooo:rsid="000e31dd" officeooo:paragraph-rsid="0017d3ee"/>
    </style:style>
    <style:style style:name="P8" style:family="paragraph" style:parent-style-name="Text_20_body">
      <style:text-properties fo:font-weight="bold" officeooo:rsid="0017d3ee" officeooo:paragraph-rsid="0017d3ee" style:font-weight-asian="bold" style:font-weight-complex="bold"/>
    </style:style>
    <style:style style:name="P9" style:family="paragraph" style:parent-style-name="Text_20_body">
      <style:text-properties officeooo:rsid="001ffdfa" officeooo:paragraph-rsid="001ffdfa"/>
    </style:style>
    <style:style style:name="P10" style:family="paragraph" style:parent-style-name="Text_20_body">
      <style:text-properties officeooo:rsid="001ffdfa" officeooo:paragraph-rsid="002ab654"/>
    </style:style>
    <style:style style:name="P11" style:family="paragraph" style:parent-style-name="Text_20_body">
      <style:text-properties officeooo:rsid="002221be" officeooo:paragraph-rsid="002388e9"/>
    </style:style>
    <style:style style:name="P12" style:family="paragraph" style:parent-style-name="Text_20_body">
      <style:text-properties officeooo:rsid="002388e9" officeooo:paragraph-rsid="002388e9"/>
    </style:style>
    <style:style style:name="P13" style:family="paragraph" style:parent-style-name="Text_20_body">
      <style:text-properties officeooo:rsid="00268ece" officeooo:paragraph-rsid="00268ece"/>
    </style:style>
    <style:style style:name="P14" style:family="paragraph" style:parent-style-name="Text_20_body">
      <style:text-properties officeooo:rsid="002a2b08" officeooo:paragraph-rsid="002a2b08"/>
    </style:style>
    <style:style style:name="P15" style:family="paragraph" style:parent-style-name="Text_20_body">
      <style:text-properties officeooo:rsid="002ab654" officeooo:paragraph-rsid="002ab654"/>
    </style:style>
    <style:style style:name="P16" style:family="paragraph" style:parent-style-name="Heading_20_4">
      <style:text-properties officeooo:rsid="000e31dd" officeooo:paragraph-rsid="000e31dd"/>
    </style:style>
    <style:style style:name="P17" style:family="paragraph" style:parent-style-name="Heading_20_1">
      <style:text-properties officeooo:rsid="001ffdfa" officeooo:paragraph-rsid="002ab654"/>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text-properties officeooo:rsid="0033201c" officeooo:paragraph-rsid="0033201c"/>
    </style:style>
    <style:style style:name="P22" style:family="paragraph" style:parent-style-name="Text_20_body">
      <style:text-properties officeooo:paragraph-rsid="0033201c"/>
    </style:style>
    <style:style style:name="P23" style:family="paragraph" style:parent-style-name="Text_20_body">
      <style:text-properties officeooo:rsid="003398ee" officeooo:paragraph-rsid="003398ee"/>
    </style:style>
    <style:style style:name="T1" style:family="text">
      <style:text-properties officeooo:rsid="000f73cc"/>
    </style:style>
    <style:style style:name="T2" style:family="text">
      <style:text-properties officeooo:rsid="0011d85d"/>
    </style:style>
    <style:style style:name="T3" style:family="text">
      <style:text-properties officeooo:rsid="0013ce1b"/>
    </style:style>
    <style:style style:name="T4" style:family="text">
      <style:text-properties fo:font-weight="bold" style:font-weight-asian="bold" style:font-weight-complex="bold"/>
    </style:style>
    <style:style style:name="T5" style:family="text">
      <style:text-properties fo:font-weight="bold" officeooo:rsid="0013ce1b" style:font-weight-asian="bold" style:font-weight-complex="bold"/>
    </style:style>
    <style:style style:name="T6" style:family="text">
      <style:text-properties fo:font-weight="bold" officeooo:rsid="0015e0e7" style:font-weight-asian="bold" style:font-weight-complex="bold"/>
    </style:style>
    <style:style style:name="T7" style:family="text">
      <style:text-properties fo:font-weight="bold" officeooo:rsid="00189c88" style:font-weight-asian="bold" style:font-weight-complex="bold"/>
    </style:style>
    <style:style style:name="T8" style:family="text">
      <style:text-properties fo:font-weight="bold" officeooo:rsid="003196c5" style:font-weight-asian="bold" style:font-weight-complex="bold"/>
    </style:style>
    <style:style style:name="T9" style:family="text">
      <style:text-properties officeooo:rsid="0015e0e7"/>
    </style:style>
    <style:style style:name="T10" style:family="text">
      <style:text-properties officeooo:rsid="001d2da0"/>
    </style:style>
    <style:style style:name="T11" style:family="text">
      <style:text-properties officeooo:rsid="00216375"/>
    </style:style>
    <style:style style:name="T12" style:family="text">
      <style:text-properties officeooo:rsid="002221be"/>
    </style:style>
    <style:style style:name="T13" style:family="text">
      <style:text-properties officeooo:rsid="00223470"/>
    </style:style>
    <style:style style:name="T14" style:family="text">
      <style:text-properties officeooo:rsid="002388e9"/>
    </style:style>
    <style:style style:name="T15" style:family="text">
      <style:text-properties officeooo:rsid="0024df0c"/>
    </style:style>
    <style:style style:name="T16" style:family="text">
      <style:text-properties officeooo:rsid="00268ece"/>
    </style:style>
    <style:style style:name="T17" style:family="text">
      <style:text-properties officeooo:rsid="002746ec"/>
    </style:style>
    <style:style style:name="T18" style:family="text">
      <style:text-properties officeooo:rsid="0028a21f"/>
    </style:style>
    <style:style style:name="T19" style:family="text">
      <style:text-properties officeooo:rsid="002a2b08"/>
    </style:style>
    <style:style style:name="T20" style:family="text">
      <style:text-properties officeooo:rsid="002c93f3"/>
    </style:style>
    <style:style style:name="T21" style:family="text">
      <style:text-properties officeooo:rsid="00303a6d"/>
    </style:style>
    <style:style style:name="T22" style:family="text">
      <style:text-properties officeooo:rsid="003196c5"/>
    </style:style>
    <style:style style:name="T23" style:family="text">
      <style:text-properties officeooo:rsid="0033201c"/>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bold" officeooo:rsid="003398ee" style:font-style-asian="normal" style:font-weight-asian="bold" style:font-style-complex="normal" style:font-weight-complex="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3398ee" style:font-style-asian="normal" style:font-weight-asian="normal" style:font-style-complex="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3">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aylor Series</text:p>
      <text:p text:style-name="P6"><text:span text:style-name="Strong_20_Emphasis">f(x) = f(a) + f'(a)(x - a) + (f''(a)/2!)(x - a)^2 + (f'''(a)/3!)(x - a)^3 + ...</text:span></text:p>
      <text:p text:style-name="P5">The Taylor Series was invented to address the need for approximating functions with polynomials. <text:span text:style-name="T10">The</text:span> historical perspective <text:span text:style-name="T10">should help you understand the issues that mathemticians and philosophers were dealing with, which drove the need to develop the Taylor Series</text:span>:</text:p>
      <text:list xml:id="list2781780758" text:style-name="L1">
        <text:list-item>
          <text:p text:style-name="P18"><text:span text:style-name="Strong_20_Emphasis">Early Approximation Methods</text:span>: The concept of approximating functions can be traced back to ancient mathematicians like Archimedes and Liu Hui, who used methods of exhaustion to achieve finite results through progressive subdivisions<text:span text:style-name="T1">.</text:span> However, the specific Taylor series method was not yet developed.</text:p>
        </text:list-item>
        <text:list-item>
          <text:p text:style-name="P18"><text:span text:style-name="Strong_20_Emphasis">Madhava of Sangamagrama</text:span>: In the 14th century, the Indian mathematician Madhava of Sangamagrama provided some of the earliest examples of specific Taylor series (although not the general method)<text:span text:style-name="T1">. </text:span>Madhava's work laid the foundation for the development of the Taylor series.</text:p>
        </text:list-item>
        <text:list-item>
          <text:p text:style-name="P18"><text:span text:style-name="Strong_20_Emphasis">Brook Taylor</text:span>: The Taylor Series is named after the British mathematician Brook Taylor, who introduced the concept in the 18th century. Taylor's work focused on representing functions by infinite series, which are <text:soft-page-break/>now known as Taylor series<text:span text:style-name="T1">. </text:span>His contributions to the field of calculus, including the Taylor series, are still widely studied today.</text:p>
        </text:list-item>
        <text:list-item>
          <text:p text:style-name="P18"><text:span text:style-name="Strong_20_Emphasis">Function Approximation</text:span>: The development of the Taylor Series was driven by the need to approximate functions with simpler polynomial expressions. This approximation allowed mathematicians to calculate values that were difficult to obtain directly and to simplify complex calculations </text:p>
        </text:list-item>
      </text:list>
      <text:p text:style-name="Text_20_body">Over time, the Taylor Series has become an essential tool in mathematics, with applications in various fields such as numerical analysis, optimization, physics, engineering, and signal processing. It provides a powerful method for approximating functions and understanding their behavior.</text:p>
      <text:h text:style-name="P16" text:outline-level="4">Understanding the Taylor Series</text:h>
      <text:p text:style-name="Text_20_body">The Taylor Series is a mathematical concept that allows us to approximate a function using a polynomial expansion around a specific point. It is named after the British mathematician Brook Taylor, who introduced the concept in the 18th century.</text:p>
      <text:p text:style-name="Text_20_body">Mathematically, the Taylor Series expansion of a function f(x) around a point <text:span text:style-name="T2">(</text:span>x = a<text:span text:style-name="T2">)</text:span> is given by:</text:p>
      <text:p text:style-name="Text_20_body">Each term in the series represents the value of a derivative of the function evaluated at the point <text:span text:style-name="T2">(</text:span>a<text:span text:style-name="T2">)</text:span>, multiplied by a power of (x - a) divided by the factorial of the corresponding derivative order.</text:p>
      <text:p text:style-name="Text_20_body"><text:soft-page-break/>The Taylor Series allows us to approximate a function with a polynomial that becomes more accurate as we include more terms in the series. By using a finite number of terms, we can obtain a good approximation of the function within a certain range around the point of expansion.</text:p>
      <text:h text:style-name="Heading_20_4" text:outline-level="4">Applications of the Taylor Series</text:h>
      <text:p text:style-name="Text_20_body">The Taylor Series has numerous applications in various fields of mathematics, science, and engineering. Here are a few examples:</text:p>
      <text:list xml:id="list3364358127" text:style-name="L2">
        <text:list-item>
          <text:p text:style-name="P19"><text:span text:style-name="Strong_20_Emphasis">Approximation of Functions</text:span>: The Taylor Series can be used to approximate complex functions with simpler polynomial expressions. This approximation is particularly useful when calculating values that are difficult to obtain directly.</text:p>
        </text:list-item>
        <text:list-item>
          <text:p text:style-name="P19"><text:span text:style-name="Strong_20_Emphasis">Numerical Analysis</text:span>: The Taylor Series is used in numerical methods to solve differential equations, integrate functions, and perform other calculations. It provides a way to approximate the behavior of a function without explicitly solving the equation.</text:p>
        </text:list-item>
        <text:list-item>
          <text:p text:style-name="P19"><text:span text:style-name="Strong_20_Emphasis">Physics and Engineering</text:span>: The Taylor Series is employed in physics and engineering to linearize nonlinear equations and simplify calculations. It allows for the estimation of values and the analysis of systems around equilibrium points.</text:p>
        </text:list-item>
        <text:list-item>
          <text:p text:style-name="P19"><text:soft-page-break/><text:span text:style-name="Strong_20_Emphasis">Optimization</text:span>: The Taylor Series is utilized in optimization algorithms to approximate the behavior of objective functions and constraints. It helps in finding optimal solutions by iteratively improving the approximation.</text:p>
        </text:list-item>
        <text:list-item>
          <text:p text:style-name="P19"><text:span text:style-name="Strong_20_Emphasis">Signal Processing</text:span>: The Taylor Series is applied in signal processing to approximate signals and analyze their properties. It aids in noise reduction, signal reconstruction, and system identification.</text:p>
        </text:list-item>
      </text:list>
      <text:p text:style-name="Text_20_body">These are just a few examples of the wide range of applications for the Taylor Series. Its versatility and accuracy make it a valuable tool in various mathematical and scientific disciplines.</text:p>
      <text:h text:style-name="Heading_20_4" text:outline-level="4">Conclusion</text:h>
      <text:p text:style-name="Text_20_body">The Taylor Series is a powerful mathematical tool that allows us to approximate functions using polynomial expansions. It has numerous applications in mathematics, science, and engineering, ranging from function approximation to optimization and signal processing. By understanding the Taylor Series, we can gain insights into the behavior of functions and simplify complex calculations.</text:p>
      <text:h text:style-name="P2" text:outline-level="4">Generalization</text:h>
      <text:p text:style-name="P7"><text:span text:style-name="Strong_20_Emphasis">f(x) = f(a) + f'(a)(x - a) + (f''(a)/2!)(x - a)^2 + (f'''(a)/3!)(x - a)^3 + ...</text:span></text:p>
      <text:p text:style-name="P7"><text:span text:style-name="Strong_20_Emphasis"><text:span text:style-name="T9">f(x) = Sum [n = 0 .. oo] c[n] (x - a)^n</text:span></text:span></text:p>
      <text:p text:style-name="P7"><text:soft-page-break/><text:span text:style-name="Strong_20_Emphasis"><text:span text:style-name="T9">c[n] = nth-derivative of </text:span></text:span><text:span text:style-name="Strong_20_Emphasis">f</text:span><text:span text:style-name="Strong_20_Emphasis"><text:span text:style-name="T9"> </text:span></text:span><text:span text:style-name="Strong_20_Emphasis">(a)</text:span><text:span text:style-name="Strong_20_Emphasis"><text:span text:style-name="T9"> / n!</text:span></text:span></text:p>
      <text:p text:style-name="P8"><text:span text:style-name="Strong_20_Emphasis"/></text:p>
      <text:h text:style-name="P1" text:outline-level="4">Example</text:h>
      <text:p text:style-name="P4">Let's consider the function <text:span text:style-name="T5">[ f (x) = </text:span><text:span text:style-name="Strong_20_Emphasis"><text:span text:style-name="T4">e^x</text:span></text:span><text:span text:style-name="Strong_20_Emphasis"><text:span text:style-name="T5"> </text:span></text:span><text:span text:style-name="Strong_20_Emphasis"><text:span text:style-name="T7"><text:s/>and a = 0 </text:span></text:span><text:span text:style-name="Strong_20_Emphasis"><text:span text:style-name="T5">]</text:span></text:span>. The Taylor Series expansion of this function centered around <text:span text:style-name="T3">(</text:span><text:span text:style-name="Strong_20_Emphasis">x = 0</text:span><text:span text:style-name="Strong_20_Emphasis"><text:span text:style-name="T3">)</text:span></text:span> (also known as the Maclaurin series) is given by:</text:p>
      <text:p text:style-name="Text_20_body"><text:span text:style-name="Strong_20_Emphasis">e^x = 1 + x + (x^2)/2! + (x^3)/3! + (x^4)/4! + ...</text:span></text:p>
      <text:p text:style-name="Text_20_body">This series allows us to approximate the value of <text:span text:style-name="T5">(</text:span><text:span text:style-name="Strong_20_Emphasis"><text:span text:style-name="T4">e^x</text:span></text:span><text:span text:style-name="Strong_20_Emphasis"><text:span text:style-name="T5">)</text:span></text:span> for any given value of <text:span text:style-name="T3">(</text:span><text:span text:style-name="Strong_20_Emphasis">x</text:span><text:span text:style-name="Strong_20_Emphasis"><text:span text:style-name="T3">)</text:span></text:span> by adding up a finite number of terms from the series.</text:p>
      <text:p text:style-name="Text_20_body">For instance, if we want to approximate <text:span text:style-name="T6">[ x = </text:span><text:span text:style-name="Strong_20_Emphasis"><text:span text:style-name="T4">0.5</text:span></text:span><text:span text:style-name="Strong_20_Emphasis"><text:span text:style-name="T6"> ]</text:span></text:span>, we can use the first few terms of the series:</text:p>
      <text:p text:style-name="Text_20_body"><text:span text:style-name="Strong_20_Emphasis">e^0.5 ≈ 1 + 0.5 + (0.5^2)/2! + (0.5^3)/3!</text:span></text:p>
      <text:p text:style-name="Text_20_body">By evaluating this expression, we can obtain an approximation for <text:span text:style-name="T5">(</text:span><text:span text:style-name="Strong_20_Emphasis"><text:span text:style-name="T4">e^0.5</text:span></text:span><text:span text:style-name="Strong_20_Emphasis"><text:span text:style-name="T5">)</text:span></text:span>.</text:p>
      <text:p text:style-name="Text_20_body">The Taylor Series expansion is not limited to exponential functions. It can be used to approximate a wide range of functions, including trigonometric functions, logarithmic functions, and more. The accuracy of the approximation improves as we include more terms from the series.</text:p>
      <text:p text:style-name="Text_20_body">In summary, the Taylor Series provides a powerful tool for approximating functions with polynomials. It allows us to estimate the value of a function at a particular point or to <text:soft-page-break/>simplify complex calculations by using a finite number of terms from the series.</text:p>
      <text:h text:style-name="P3" text:outline-level="4">More Examples:</text:h>
      <text:p text:style-name="Text_20_body">Here are three examples of how the Taylor expansion is used:</text:p>
      <text:list xml:id="list979330651" text:style-name="L3">
        <text:list-item>
          <text:p text:style-name="P20"><text:span text:style-name="Strong_20_Emphasis">Approximating the Sine Function</text:span>: The Taylor expansion can be used to approximate the value of the sine function for different values of <text:span text:style-name="Strong_20_Emphasis">x</text:span>. The Taylor series expansion for the sine function centered around <text:span text:style-name="Strong_20_Emphasis">x = 0</text:span> (Maclaurin series) is given by:</text:p>
          <text:p text:style-name="P20"><text:span text:style-name="Strong_20_Emphasis">sin(x) = x - (x^3)/3! + (x^5)/5! - (x^7)/7! + ...</text:span></text:p>
          <text:p text:style-name="P20">By using a finite number of terms from this series, we can approximate the value of the sine function for a given <text:span text:style-name="Strong_20_Emphasis">x</text:span>. The more terms we include, the more accurate the approximation becomes.</text:p>
        </text:list-item>
        <text:list-item>
          <text:p text:style-name="P20"><text:span text:style-name="Strong_20_Emphasis">Evaluating Exponential Functions</text:span>: The Taylor expansion is also used to evaluate exponential functions. For example, the Taylor series expansion for the exponential function <text:span text:style-name="Strong_20_Emphasis">e^x</text:span> centered around <text:span text:style-name="Strong_20_Emphasis">x = 0</text:span> (Maclaurin series) is given by:</text:p>
          <text:p text:style-name="P20"><text:span text:style-name="Strong_20_Emphasis">e^x = 1 + x + (x^2)/2! + (x^3)/3! + (x^4)/4! + ...</text:span></text:p>
          <text:p text:style-name="P20">By using a finite number of terms from this series, we can approximate the value of <text:span text:style-name="Strong_20_Emphasis">e^x</text:span> for a given <text:span text:style-name="Strong_20_Emphasis">x</text:span>. This approximation becomes more accurate as we include more terms from the series.</text:p>
        </text:list-item>
        <text:list-item>
          <text:p text:style-name="P20"><text:soft-page-break/><text:span text:style-name="Strong_20_Emphasis">Solving Differential Equations</text:span>: The Taylor expansion is a powerful tool for solving differential equations. By substituting the Taylor series expansion of a function into a differential equation, we can obtain a recursive relationship between the coefficients of the series. Solving this recursive relationship allows us to find the coefficients and, consequently, approximate the solution to the differential equation.</text:p>
        </text:list-item>
      </text:list>
      <text:p text:style-name="Text_20_body">These are just a few examples of how the Taylor expansion is used. It is a versatile tool that finds applications in various areas of mathematics and science.</text:p>
      <text:h text:style-name="Heading_20_1" text:outline-level="1">Discussion</text:h>
      <text:p text:style-name="P9">The Taylor Series a<text:span text:style-name="T11"> sum of constants derived from derivatives that form a polynomial equation used to estimate the value of a function at a given (x).</text:span><text:span text:style-name="T12"> (1 - 2)</text:span></text:p>
      <text:p text:style-name="P11">In consideration of the history of getting to the Taylor Series, we can now see how mathematicians and philosophers were trying to find the value of a function<text:span text:style-name="T13"> at a point (3), the easiest way to do it was to calculate that value is through a polynomial series of derviatives that approximate the value along the functions curve. (4 - 7)</text:span><text:span text:style-name="T14"> <text:s/></text:span></text:p>
      <text:p text:style-name="P12">With each successive differentiation, <text:span text:style-name="T15">(4 - 7)</text:span><text:span text:style-name="T16">, there is a complimentary factorial (8 - 9). <text:s/>Since each term in the series becomes a constant (c), we can calculate the n-th term of the differntiation and assign it to c [n]. (10 - 11)</text:span></text:p>
      <text:p text:style-name="P13"><text:soft-page-break/>Equations (1 and 11) summarizes the Taylor Series.<text:span text:style-name="T17"> <text:s/>By, merging the two equations, we see how the summation looks as a single equation (12). <text:s/>When we expand the </text:span><text:span text:style-name="T18">summation</text:span><text:span text:style-name="T17">, we can see </text:span><text:span text:style-name="T18">how the individual terms look. (13). When we take these individual terms to search for a specific value</text:span><text:span text:style-name="T19">.</text:span><text:span text:style-name="T18"> (14)</text:span></text:p>
      <text:p text:style-name="P14">Now, we can set f (x) to an expression, like exp (x). (19 - 22)</text:p>
      <text:p text:style-name="P15">And, if we want to know a specific value of the exponential function at two (2), then we can set (a = 2) and evaluate the sum. (15, 23 - 24).</text:p>
      <text:p text:style-name="P15">This comes in handy when we are using the exponential function, or any other function for that matter, to evaluate the integral (25 - 27) and limits (28 - 30) of the function. <text:s/></text:p>
      <text:p text:style-name="P15">Next we can look at complex <text:span text:style-name="T20">equation. (31), we can break the equation into it's constitutent parts (32) and perform the build the Taylor Series on each part, then merge everything together to perform the final evaluation (33 - 34).</text:span></text:p>
      <text:h text:style-name="P17" text:outline-level="1"><text:bookmark text:name="block-f4580d87-c44f-4460-aad8-699a1a06a9d8"/>Strategy</text:h>
      <text:p text:style-name="Text_20_body"><text:bookmark text:name="block-6ad0ce56-8f1a-47c3-a8b4-77c9117bab4f"/>To find the value for a function using the Taylor Series, you first need to assign f (<text:span text:style-name="T22">a</text:span>) to the function. <text:span text:style-name="T21">(1) </text:span>Previous you saw how exp (<text:span text:style-name="T22">a</text:span>) as assigned to f (<text:span text:style-name="T22">a</text:span>). Where f (<text:span text:style-name="T22">a</text:span>) is found in the equation for c [n], <text:span text:style-name="T8">Discussion </text:span><text:span text:style-name="Strong_20_Emphasis"><text:span text:style-name="T4">line</text:span></text:span><text:span text:style-name="Strong_20_Emphasis"><text:span text:style-name="T8">s</text:span></text:span><text:span text:style-name="Strong_20_Emphasis"><text:span text:style-name="T4"> 11 and 12</text:span></text:span>, replace f (<text:span text:style-name="T22">a</text:span>) with <text:span text:style-name="T22">sin</text:span> (<text:span text:style-name="T22">a</text:span>).<text:span text:style-name="T22"> (2 and 3)</text:span></text:p>
      <text:p text:style-name="P22"><text:bookmark text:name="block-53981979-a075-426a-9620-1472143c163f"/>Let's focus on <text:span text:style-name="T8">Discussion </text:span><text:span text:style-name="Strong_20_Emphasis"><text:span text:style-name="T4">line 11</text:span></text:span> for the moment. Write down the first 3 to 7 derivatives of<text:span text:style-name="T22"> sin</text:span> (<text:span text:style-name="T22">a</text:span>)<text:span text:style-name="T23"> with the divisor of (n) </text:span><text:soft-page-break/><text:span text:style-name="T23">factorial</text:span>. <text:span text:style-name="T22">(4 - 10) <text:s text:c="2"/></text:span>This w<text:span text:style-name="T22">ill</text:span> oscillate between sine and cosine. <text:span text:style-name="T23">(11 - 17). <text:s/>Now, we can evaluate f (a) for each derivative, which evaluates the sines and cosines at zero (18 - 24), which result in values of (0 and 1 or -1) respectively. <text:s/>(25 - 31)</text:span></text:p>
      <text:p text:style-name="P21">With c [n] defined for the first (3 to 7) terms, let's return to <text:span text:style-name="T24">Discussion line 1</text:span><text:span text:style-name="T26"> and replace c [n] with the original f (a). (32 - 33).</text:span><text:span text:style-name="T27"> Remember that the (a) that comes from </text:span><text:span text:style-name="T25">Discussion line 1</text:span><text:span text:style-name="T27">, needs to also be set to zero (0). (34)</text:span></text:p>
      <text:p text:style-name="P23"><text:span text:style-name="T26">Take the mathematical state of the summation in line 34 and write it out in long form using the c [n]'s from lines 25 - 31. <text:s/>Then reduce the equation and find a simplified form of the series, as expressed on line 36.</text:span></text:p>
      <text:p text:style-name="Text_20_body"><text:bookmark text:name="block-62ee55c2-0f78-460a-b1ee-1c0f89f45b19"/>Now that you have the series written out, you can assign a value to (x) and solve the series for each value of (x) you need. Thus, by setting (x = 2) you can find the estimated values of exp (2). Or sine (2).</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2T13:24:55.977464973</meta:creation-date>
    <dc:date>2024-04-04T17:45:15.433313282</dc:date>
    <meta:editing-duration>PT4H55M25S</meta:editing-duration>
    <meta:editing-cycles>7</meta:editing-cycles>
    <meta:generator>LibreOffice/7.2.7.2$Linux_X86_64 LibreOffice_project/20$Build-2</meta:generator>
    <meta:document-statistic meta:table-count="0" meta:image-count="0" meta:object-count="0" meta:page-count="9" meta:paragraph-count="62" meta:word-count="1774" meta:character-count="10444" meta:non-whitespace-character-count="8730"/>
  </office:meta>
</office:document-meta>
</file>